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consolata Black" svg:font-family="'Inconsolata Black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8.2cm" fo:margin-right="0cm" fo:text-align="center" style:justify-single-word="false" fo:text-indent="0cm" style:auto-text-indent="false" fo:background-color="transparent"/>
      <style:text-properties officeooo:rsid="000230cf" officeooo:paragraph-rsid="000230cf"/>
    </style:style>
    <style:style style:name="P2" style:family="paragraph" style:parent-style-name="Standard">
      <loext:graphic-properties draw:fill="none"/>
      <style:paragraph-properties fo:margin-left="8.2cm" fo:margin-right="0cm" fo:text-align="center" style:justify-single-word="false" fo:text-indent="0cm" style:auto-text-indent="false" fo:background-color="transparent"/>
      <style:text-properties officeooo:rsid="000230cf" officeooo:paragraph-rsid="0003e41b"/>
    </style:style>
    <style:style style:name="P3" style:family="paragraph" style:parent-style-name="Standard" style:master-page-name="">
      <loext:graphic-properties draw:fill="none"/>
      <style:paragraph-properties fo:margin-left="8.2cm" fo:margin-right="0cm" fo:text-align="center" style:justify-single-word="false" fo:text-indent="0cm" style:auto-text-indent="false" style:page-number="auto" fo:background-color="transparent"/>
      <style:text-properties style:font-name="DejaVu Sans" fo:font-size="16pt" fo:font-weight="bold" officeooo:rsid="000230cf" officeooo:paragraph-rsid="000230cf" style:font-size-asian="16pt" style:font-weight-asian="bold" style:font-size-complex="16pt" style:font-weight-complex="bold"/>
    </style:style>
    <style:style style:name="P4" style:family="paragraph" style:parent-style-name="Standard" style:master-page-name="">
      <loext:graphic-properties draw:fill="none"/>
      <style:paragraph-properties fo:margin-left="8.2cm" fo:margin-right="0cm" fo:text-align="center" style:justify-single-word="false" fo:text-indent="0cm" style:auto-text-indent="false" style:page-number="auto" fo:break-before="page" fo:background-color="transparent"/>
      <style:text-properties style:font-name="DejaVu Sans" fo:font-size="16pt" fo:font-weight="bold" officeooo:rsid="000230cf" officeooo:paragraph-rsid="0003e41b" style:font-size-asian="16pt" style:font-weight-asian="bold" style:font-size-complex="16pt" style:font-weight-complex="bold"/>
    </style:style>
    <style:style style:name="P5" style:family="paragraph" style:parent-style-name="Horizontal_20_Line">
      <style:text-properties officeooo:paragraph-rsid="0003e41b"/>
    </style:style>
    <style:style style:name="P6" style:family="paragraph" style:parent-style-name="Text_20_body">
      <style:text-properties officeooo:paragraph-rsid="0003e41b"/>
    </style:style>
    <style:style style:name="P7" style:family="paragraph" style:parent-style-name="Standard">
      <style:text-properties fo:font-size="14pt" officeooo:rsid="000230cf" officeooo:paragraph-rsid="000230cf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230cf" officeooo:paragraph-rsid="0003e41b" style:font-size-asian="14pt" style:font-size-complex="14pt"/>
    </style:style>
    <style:style style:name="P9" style:family="paragraph" style:parent-style-name="Standard">
      <style:text-properties fo:font-size="14pt" officeooo:rsid="000230cf" officeooo:paragraph-rsid="0003e41b" style:font-size-asian="14pt" style:font-size-complex="14pt"/>
    </style:style>
    <style:style style:name="P10" style:family="paragraph" style:parent-style-name="Standard">
      <style:text-properties fo:font-size="14pt" officeooo:paragraph-rsid="000230cf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0230cf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paragraph-rsid="0003e41b" style:font-size-asian="14pt" style:font-size-complex="14pt"/>
    </style:style>
    <style:style style:name="P13" style:family="paragraph" style:parent-style-name="Standard">
      <style:text-properties fo:font-size="14pt" officeooo:paragraph-rsid="0003e41b" style:font-size-asian="14pt" style:font-size-complex="14pt"/>
    </style:style>
    <style:style style:name="P14" style:family="paragraph" style:parent-style-name="Standard">
      <style:text-properties fo:font-size="14pt" officeooo:rsid="000230cf" officeooo:paragraph-rsid="0003e41b" style:font-size-asian="14pt" style:font-size-complex="14pt"/>
    </style:style>
    <style:style style:name="P15" style:family="paragraph" style:parent-style-name="Text_20_body">
      <style:text-properties officeooo:rsid="0003e41b" officeooo:paragraph-rsid="0003e41b"/>
    </style:style>
    <style:style style:name="P16" style:family="paragraph" style:parent-style-name="Text_20_body">
      <style:text-properties officeooo:paragraph-rsid="0003e41b"/>
    </style:style>
    <style:style style:name="P17" style:family="paragraph" style:parent-style-name="Text_20_body">
      <style:text-properties officeooo:paragraph-rsid="0006cf1d"/>
    </style:style>
    <style:style style:name="P18" style:family="paragraph" style:parent-style-name="Text_20_body">
      <style:paragraph-properties fo:text-align="center" style:justify-single-word="false"/>
      <style:text-properties officeooo:paragraph-rsid="0003e41b"/>
    </style:style>
    <style:style style:name="T1" style:family="text">
      <style:text-properties officeooo:rsid="0003e41b"/>
    </style:style>
    <style:style style:name="T2" style:family="text">
      <style:text-properties officeooo:rsid="0006cf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uan Carlos Francisco Mesa</text:p>
      <text:p text:style-name="P1">Santa Cruz de Tenerife – España</text:p>
      <text:p text:style-name="P1">+34 622 04 09 38</text:p>
      <text:p text:style-name="Horizontal_20_Line"/>
      <text:p text:style-name="P7">Atención:</text:p>
      <text:p text:style-name="P7"><text:span text:style-name="T2">LEAN MINDS, S.L</text:span>.</text:p>
      <text:p text:style-name="P7">A quien corresponda.-</text:p>
      <text:p text:style-name="P7"/>
      <text:p text:style-name="P15">Hola, ¡reciba un cordial saludo!</text:p>
      <text:p text:style-name="P17">Soy Juan Carlos Francisco Mesa, un desarrollador web en constante evolución con una firme creencia en la importancia del aprendizaje continuo y la adopción de las mejores prácticas en el desarrollo de software. </text:p>
      <text:p text:style-name="P17">Después de explorar la filosofía y enfoque de Lean Minds, S.L., estoy convencido de que su compromiso con la metodología TDD, pair programming y los principios SOLID alinean perfectamente con mis objetivos profesionales y deseo de crecimiento.</text:p>
      <text:p text:style-name="P17">En mi experiencia como programador junior, he trabajado en proyectos desafiantes y he adquirido habilidades en HTML, CSS, JavaScript, PHP, Git, Docker, Docker-Compose y MySQL. Sin embargo, reconozco que la adopción de prácticas ágiles y principios sólidos de desarrollo son fundamentales para elevar mi capacidad y eficacia como desarrollador, <text:span text:style-name="T2">y si bien es cierto que aprender sobre dichas prácticas y principios puede hacerse de manera autodidacta, no me cabe la menor duda que sería muy estimulante hacer uso de ello en un ambiente laboral que fomente su uso,</text:span> que fomente el aprendizaje continuo, el trabajo colaborativo y la aplicación práctica de las mejores prácticas de desarrollo.</text:p>
      <text:p text:style-name="P6">Además de mi experiencia laboral, estoy actualmente cursando la formación de Técnico Superior en Desarrollo de Aplicaciones Web en el CIFP César Manrique <text:span text:style-name="T2">en Santa Cruz de Tenerife.</text:span></text:p>
      <text:p text:style-name="P6">Adjunto a esta carta, encontrará mi currículum completo y más detalles sobre mi educación y experiencia profesional, <text:span text:style-name="T2">como podrá ver, me adapto al entorno que me rodea por lo que me emociona</text:span> la oportunidad de contribuir al éxito de Lean Minds, <text:soft-page-break/>S.L. y de aprender y crecer junto a un equipo comprometido con la excelencia técnica.</text:p>
      <text:p text:style-name="P6">Agradezco su consideración y espero tener la oportunidad de discutir cómo mi dedicación y habilidades pueden encajar con la visión de Lean Minds, S.L.</text:p>
      <text:p text:style-name="P6"/>
      <text:p text:style-name="P6">Gracias por su tiempo y consideración.</text:p>
      <text:p text:style-name="P6"/>
      <text:p text:style-name="P6">Atentamente,</text:p>
      <text:p text:style-name="P6"/>
      <text:p text:style-name="P18">Juan Carlos Francisco Mesa</text:p>
      <text:p text:style-name="P7"/>
      <text:p text:style-name="P4">Juan Carlos Francisco Mesa</text:p>
      <text:p text:style-name="P2">Santa Cruz de Tenerife – España</text:p>
      <text:p text:style-name="P2">+34 622 04 09 38</text:p>
      <text:p text:style-name="P5"/>
      <text:p text:style-name="P9">Atención:</text:p>
      <text:p text:style-name="P9"><text:span text:style-name="T1">OXYGEN NETWORK</text:span>.</text:p>
      <text:p text:style-name="P9">A quien corresponda.-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consolata Black" svg:font-family="'Inconsolata Black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contextual-spacing="false" style:page-number="auto" style:border-line-width-bottom="0.026cm 0.004cm 0.053cm" fo:padding="0cm" fo:border-left="none" fo:border-right="none" fo:border-top="none" fo:border-bottom="2.35pt double #000000" text:number-lines="false" text:line-number="0" style:join-border="false">
        <style:tab-stops/>
      </style:paragraph-properties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2:11:22.367182418</meta:creation-date>
    <dc:date>2024-01-08T09:42:29.071000000</dc:date>
    <meta:editing-duration>PT3H28M52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22" meta:word-count="341" meta:character-count="2144" meta:non-whitespace-character-count="1822"/>
  </office:meta>
</office:document-meta>
</file>